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6061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17.640000000000001">
            <text:p>17.64</text:p>
          </table:table-cell>
          <table:table-cell table:style-name="ACE-0" office:value-type="float" office:value="2903.8310999999999">
            <text:p>2903.8311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edenstromRisberg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8970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17.899999999999999">
            <text:p>17.9</text:p>
          </table:table-cell>
          <table:table-cell table:style-name="ACE-0" office:value-type="float" office:value="2189.9940969200002">
            <text:p>2189.99409692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edenstromRisberg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1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8">
            <text:p>178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5,Berglund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2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16.329999999999998">
            <text:p>16.3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3.80000000000001">
            <text:p>163.8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05,Berglund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3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16.73">
            <text:p>16.73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8.200000000000003">
            <text:p>78.2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5,Berglund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4</text:p>
          </table:table-cell>
          <table:table-cell table:style-name="ACE-0" office:value-type="float" office:value="60.460000000000001">
            <text:p>60.46</text:p>
          </table:table-cell>
          <table:table-cell table:style-name="ACE-0" office:value-type="float" office:value="16.399999999999999">
            <text:p>16.4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2.81">
            <text:p>132.81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5</text:p>
          </table:table-cell>
          <table:table-cell table:style-name="ACE-0" office:value-type="float" office:value="60.460000000000001">
            <text:p>60.46</text:p>
          </table:table-cell>
          <table:table-cell table:style-name="ACE-0" office:value-type="float" office:value="16.719999999999999">
            <text:p>16.7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4.5">
            <text:p>74.5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6</text:p>
          </table:table-cell>
          <table:table-cell table:style-name="ACE-0" office:value-type="float" office:value="60.479999999999997">
            <text:p>60.48</text:p>
          </table:table-cell>
          <table:table-cell table:style-name="ACE-0" office:value-type="float" office:value="16.289999999999999">
            <text:p>16.29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2">
            <text:p>152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7</text:p>
          </table:table-cell>
          <table:table-cell table:style-name="ACE-0" office:value-type="float" office:value="60.479999999999997">
            <text:p>60.48</text:p>
          </table:table-cell>
          <table:table-cell table:style-name="ACE-0" office:value-type="float" office:value="16.469999999999999">
            <text:p>16.47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9.200000000000003">
            <text:p>89.2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8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16.43">
            <text:p>16.43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0.70999999999999">
            <text:p>100.71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09</text:p>
          </table:table-cell>
          <table:table-cell table:style-name="ACE-0" office:value-type="float" office:value="60.560000000000002">
            <text:p>60.56</text:p>
          </table:table-cell>
          <table:table-cell table:style-name="ACE-0" office:value-type="float" office:value="16.510000000000002">
            <text:p>16.51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.200000000000003">
            <text:p>69.2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5,Berglund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0</text:p>
          </table:table-cell>
          <table:table-cell table:style-name="ACE-0" office:value-type="float" office:value="60.560000000000002">
            <text:p>60.56</text:p>
          </table:table-cell>
          <table:table-cell table:style-name="ACE-0" office:value-type="float" office:value="16.600000000000001">
            <text:p>16.6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700000000000003">
            <text:p>64.7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1</text:p>
          </table:table-cell>
          <table:table-cell table:style-name="ACE-0" office:value-type="float" office:value="60.609999999999999">
            <text:p>60.61</text:p>
          </table:table-cell>
          <table:table-cell table:style-name="ACE-0" office:value-type="float" office:value="16.469999999999999">
            <text:p>16.47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4.5">
            <text:p>114.5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2</text:p>
          </table:table-cell>
          <table:table-cell table:style-name="ACE-0" office:value-type="float" office:value="60.630000000000003">
            <text:p>60.63</text:p>
          </table:table-cell>
          <table:table-cell table:style-name="ACE-0" office:value-type="float" office:value="17.199999999999999">
            <text:p>17.2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189999999999998">
            <text:p>37.19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3</text:p>
          </table:table-cell>
          <table:table-cell table:style-name="ACE-0" office:value-type="float" office:value="60.649999999999999">
            <text:p>60.65</text:p>
          </table:table-cell>
          <table:table-cell table:style-name="ACE-0" office:value-type="float" office:value="17.23">
            <text:p>17.23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300000000000001">
            <text:p>26.3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astrik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astrikland-14</text:p>
          </table:table-cell>
          <table:table-cell table:style-name="ACE-0" office:value-type="float" office:value="60.710000000000001">
            <text:p>60.71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200000000000003">
            <text:p>56.2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05</text:p>
          </table:table-cell>
          <table:table-cell table:number-columns-repeated="240" table:style-name="ACE-0"/>
        </table:table-row>
        <table:table-row table:style-name="AROW-1" table:number-rows-repeated="3">
          <table:table-cell table:number-columns-repeated="256" table:style-name="ACE-0"/>
        </table:table-row>
        <table:table-row table:style-name="AROW-1" table:number-rows-repeated="13">
          <table:table-cell table:number-columns-repeated="5" table:style-name="ACE-0"/>
          <table:table-cell table:number-columns-repeated="2" table:style-name="Gnumeric-default"/>
          <table:table-cell table:number-columns-repeated="249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Gnumeric-default"/>
          <table:table-cell table:number-columns-repeated="247" table:style-name="ACE-0"/>
          <table:table-cell table:number-columns-repeated="2" table:style-name="Gnumeric-default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28:1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